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ec1f" officeooo:paragraph-rsid="000cec1f"/>
    </style:style>
    <style:style style:name="P2" style:family="paragraph" style:parent-style-name="Standard">
      <style:text-properties officeooo:paragraph-rsid="000cec1f"/>
    </style:style>
    <style:style style:name="T1" style:family="text">
      <style:text-properties officeooo:rsid="000cec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1</text:p>
      <text:p text:style-name="P1"/>
      <text:p text:style-name="P1">In quanto senza salute tutto è niente ogni individuo ha la necessità di prevenire o curare malattie con l’ausilio di farmaci. Ma a volte non si ha la possibilità di recarsi in una farmacia fisica perché impossibilitati dalla mancanza di tempo o dal malanno stesso.</text:p>
      <text:p text:style-name="P1">Quindi lo scopo di PharmÉlite è sviluppare un’ applicazione web che offra un’ interfaccia semplice ed intuitiva che permette al cliente di ordinare i prodotti a lui necessari in maniera veloce ed efficace evitando lo stress di recarsi in un negozio fisico.</text:p>
      <text:p text:style-name="P1"/>
      <text:p text:style-name="P1">1.3</text:p>
      <text:p text:style-name="P1">Il sistema si pone di:</text:p>
      <text:p text:style-name="P1">Semplificare l’ acquisto di un prodotto farmaceutico.</text:p>
      <text:p text:style-name="P1">Agevolare la gestione del catalogo </text:p>
      <text:p text:style-name="P1">Facilitare la ricerca di un prodotto</text:p>
      <text:p text:style-name="P1"/>
      <text:p text:style-name="P1">portando un risparmio di tempo e denaro alla farmacia.</text:p>
      <text:p text:style-name="P1"/>
      <text:p text:style-name="P2"><text:span text:style-name="T1">Di seguito sono riportati i criteri di successo del nostro progetto:</text:span></text:p>
      <text:p text:style-name="P1">Lo sviluppo delle funzionalità richieste dal cliente.</text:p>
      <text:p text:style-name="P1">Lo sviluppo sarà effettuato nei tempo previsti senza compromettere la qualità del sistema</text:p>
      <text:p text:style-name="P1">Lo sviluppo sarà effettuato nei limiti del budget grazie ad una progettazione meticolosa e all’esperienza del team</text:p>
      <text:p text:style-name="P1"/>
      <text:p text:style-name="P1"/>
      <text:p text:style-name="P1">1.4</text:p>
      <text:p text:style-name="P1"/>
      <text:p text:style-name="P1">RAD: Requirements Analysis Document.</text:p>
      <text:p text:style-name="P1">PharmÉlite: nome del software in sviluppo.</text:p>
      <text:p text:style-name="P1"/>
      <text:p text:style-name="P1">1.5</text:p>
      <text:p text:style-name="P1">“link alle solite farmacie”</text:p>
      <text:p text:style-name="P1"/>
      <text:p text:style-name="P1">1.6</text:p>
      <text:p text:style-name="P1"/>
      <text:p text:style-name="P1">2</text:p>
      <text:p text:style-name="P1">Il sistema sarà implementato ex novo in quanto non è presente nessun software già in uso.</text:p>
      <text:p text:style-name="P1">La raccolta dei requisiti sarà effettuata interagendo con il committente ed elaborando le sue richieste.</text:p>
      <text:p text:style-name="P1">Inoltre saranno saggiati altri siti di e-commerce, già presenti sul web, per trovare i loro limiti e i loro punti di forza attraverso cui migliorare il nostro sistema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11:04:59.840000000</meta:creation-date>
    <dc:date>2019-11-26T11:13:44.673000000</dc:date>
    <meta:editing-duration>PT8M46S</meta:editing-duration>
    <meta:editing-cycles>1</meta:editing-cycles>
    <meta:document-statistic meta:table-count="0" meta:image-count="0" meta:object-count="0" meta:page-count="1" meta:paragraph-count="23" meta:word-count="246" meta:character-count="1525" meta:non-whitespace-character-count="1301"/>
    <meta:generator>LibreOffice/6.3.3.2$Windows_X86_64 LibreOffice_project/a64200df03143b798afd1ec74a12ab50359878ed</meta:generator>
  </office:meta>
</office:document-meta>
</file>